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C000000DBCBA768DCDE52E3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
      <text:p text:style-name="Standard">"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Standard"/>
      <text:p text:style-name="Standard"><draw:frame draw:style-name="fr1" draw:name="Bild1" text:anchor-type="paragraph" svg:x="5.144cm" svg:y="7.117cm" svg:width="6.244cm" svg:height="5.794cm" draw:z-index="0"><draw:image xlink:href="Pictures/10000000000000EC000000DBCBA768DCDE52E34D.png" xlink:type="simple" xlink:show="embed" xlink:actuate="onLoad" loext:mime-type="image/png"/></draw:frame>"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22-03-13T14:45:52.775000000</dc:date>
    <meta:editing-duration>PT12S</meta:editing-duration>
    <meta:editing-cycles>1</meta:editing-cycles>
    <meta:document-statistic meta:table-count="0" meta:image-count="1" meta:object-count="0" meta:page-count="1" meta:paragraph-count="3" meta:word-count="318" meta:character-count="2160" meta:non-whitespace-character-count="1845"/>
  </office:meta>
</office:document-meta>
</file>